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82.35pt"/>
    </style:style>
    <style:style style:name="co6" style:family="table-column">
      <style:table-column-properties fo:break-before="auto" style:column-width="80.56pt"/>
    </style:style>
    <style:style style:name="co7" style:family="table-column">
      <style:table-column-properties fo:break-before="auto" style:column-width="215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999999"/>
      <style:text-properties fo:language="none" fo:country="none" style:font-name-asian="Liberation Sans" style:language-asian="none" style:country-asian="none" style:font-name-complex="Tahoma" style:language-complex="none" style:country-complex="none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999999"/>
      <style:text-properties fo:language="en" fo:country="US" style:font-name-asian="PingFang SC" style:language-asian="zh" style:country-asian="CN" style:font-name-complex="Arial Unicode MS" style:language-complex="hi" style:country-complex="IN"/>
    </style:style>
    <style:style style:name="ce9" style:family="table-cell" style:parent-style-name="Default">
      <style:text-properties style:font-name="Liberation Sans" fo:font-size="10pt" fo:language="none" fo:country="none" style:font-name-asian="Liberation Sans" style:font-size-asian="10pt" style:language-asian="none" style:country-asian="none" style:font-name-complex="Tahoma" style:font-size-complex="10pt" style:language-complex="none" style:country-complex="none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San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en" fo:country="US" style:language-asian="zh" style:country-asian="CN" style:language-complex="hi" style:country-complex="IN" style:font-name-asian="PingFang SC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AreaPla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Ports</text:p>
          </table:table-cell>
          <table:table-cell office:value-type="string" calcext:value-type="string">
            <text:p>LightHotDetect</text:p>
          </table:table-cell>
          <table:table-cell table:number-columns-repeated="2" office:value-type="string" calcext:value-type="string">
            <text:p>Q1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icityK1Working</text:p>
          </table:table-cell>
          <table:table-cell table:number-columns-repeated="2" office:value-type="string" calcext:value-type="string">
            <text:p>I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lletRuleCounter</text:p>
          </table:table-cell>
          <table:table-cell table:style-name="ce6" office:value-type="string" calcext:value-type="string">
            <text:p>HC0</text:p>
          </table:table-cell>
          <table:table-cell table:style-name="ce8" office:value-type="string" calcext:value-type="string">
            <text:p>I0.0</text:p>
          </table:table-cell>
          <table:table-cell table:style-name="ce9" office:value-type="string" calcext:value-type="string">
            <text:p><text:span text:style-name="T2">Use port:</text:span><text:span text:style-name="T3">I0.0</text:span>，工作在0模式，控制位SM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lletHotDetect</text:p>
          </table:table-cell>
          <table:table-cell table:number-columns-repeated="2" office:value-type="string" calcext:value-type="string">
            <text:p>I0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teelRule</text:span>Counter</text:p>
          </table:table-cell>
          <table:table-cell table:style-name="ce6" office:value-type="string" calcext:value-type="string">
            <text:p>HC1</text:p>
          </table:table-cell>
          <table:table-cell table:style-name="ce8" office:value-type="string" calcext:value-type="string">
            <text:p>I0.6</text:p>
          </table:table-cell>
          <table:table-cell table:style-name="ce9" office:value-type="string" calcext:value-type="string">
            <text:p>Use port:I0.1，工作在0模式，控制位SM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elHotDetect</text:p>
          </table:table-cell>
          <table:table-cell table:number-columns-repeated="2" office:value-type="string" calcext:value-type="string">
            <text:p>I0.7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unter</text:p>
          </table:table-cell>
          <table:table-cell table:style-name="ce6" office:value-type="string" calcext:value-type="string">
            <text:p>HC4</text:p>
          </table:table-cell>
          <table:table-cell table:style-name="ce8" office:value-type="string" calcext:value-type="string">
            <text:p>I0.3</text:p>
          </table:table-cell>
          <table:table-cell table:style-name="ce9" office:value-type="string" calcext:value-type="string">
            <text:p><text:span text:style-name="T2">Use port:</text:span><text:span text:style-name="T3">I0.3</text:span>，工作在3模式。I0.3为时钟，控制位SM1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7" office:value-type="string" calcext:value-type="string">
            <text:p>I0.4</text:p>
          </table:table-cell>
          <table:table-cell table:style-name="ce9" office:value-type="string" calcext:value-type="string">
            <text:p>方向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Low</text:p>
          </table:table-cell>
          <table:table-cell table:number-columns-repeated="2" office:value-type="string" calcext:value-type="string">
            <text:p>I1.0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Hight</text:p>
          </table:table-cell>
          <table:table-cell table:number-columns-repeated="2" office:value-type="string" calcext:value-type="string">
            <text:p>I1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Low</text:p>
          </table:table-cell>
          <table:table-cell table:number-columns-repeated="2" office:value-type="string" calcext:value-type="string">
            <text:p>Q1.0</text:p>
          </table:table-cell>
          <table:table-cell table:style-name="ce9" office:value-type="string" calcext:value-type="string">
            <text:p>行程开关增加物理断开信号控制，逻辑和物理双重保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Hight</text:p>
          </table:table-cell>
          <table:table-cell table:number-columns-repeated="2" office:value-type="string" calcext:value-type="string">
            <text:p>Q1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OffLine</text:p>
          </table:table-cell>
          <table:table-cell table:number-columns-repeated="2" office:value-type="string" calcext:value-type="string">
            <text:p>I1.2</text:p>
          </table:table-cell>
          <table:table-cell table:style-name="ce9" office:value-type="string" calcext:value-type="string">
            <text:p>Monitor脱机，PLC停止控制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stem Params</text:p>
          </table:table-cell>
          <table:table-cell office:value-type="string" calcext:value-type="string">
            <text:p>ParamDiction</text:p>
          </table:table-cell>
          <table:table-cell office:value-type="string" calcext:value-type="string">
            <text:p>VD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0</text:p>
          </table:table-cell>
          <table:table-cell/>
          <table:table-cell office:value-type="string" calcext:value-type="string">
            <text:p>rounds(bit)/gap(mm)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GapValue</text:p>
          </table:table-cell>
          <table:table-cell office:value-type="string" calcext:value-type="string">
            <text:p>VD4</text:p>
          </table:table-cell>
          <table:table-cell office:value-type="string" calcext:value-type="string">
            <text:p>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leCounterRate</text:p>
          </table:table-cell>
          <table:table-cell office:value-type="string" calcext:value-type="string">
            <text:p>VD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Steel Params</text:p>
          </table:table-cell>
          <table:table-cell office:value-type="string" calcext:value-type="string">
            <text:p>ExpectBilletLength</text:p>
          </table:table-cell>
          <table:table-cell office:value-type="string" calcext:value-type="string">
            <text:p>VD2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ndardK1Gap</text:p>
          </table:table-cell>
          <table:table-cell office:value-type="string" calcext:value-type="string">
            <text:p>VD24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rgetSteelLength</text:p>
          </table:table-cell>
          <table:table-cell office:value-type="string" calcext:value-type="string">
            <text:p>VD2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te Params</text:p>
          </table:table-cell>
          <table:table-cell office:value-type="string" calcext:value-type="string">
            <text:p>CP_IL1</text:p>
          </table:table-cell>
          <table:table-cell office:value-type="string" calcext:value-type="string">
            <text:p>VD4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G1</text:p>
          </table:table-cell>
          <table:table-cell office:value-type="string" calcext:value-type="string">
            <text:p>VD4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L1</text:p>
          </table:table-cell>
          <table:table-cell office:value-type="string" calcext:value-type="string">
            <text:p>VD4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IL2</text:p>
          </table:table-cell>
          <table:table-cell office:value-type="string" calcext:value-type="string">
            <text:p>VD5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G2</text:p>
          </table:table-cell>
          <table:table-cell office:value-type="string" calcext:value-type="string">
            <text:p>VD56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L2</text:p>
          </table:table-cell>
          <table:table-cell office:value-type="string" calcext:value-type="string">
            <text:p>VD6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ent Vars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3"/>
          <table:table-cell office:value-type="float" office:value="37200" calcext:value-type="float">
            <text:p>37200</text:p>
          </table:table-cell>
        </table:table-row>
        <table:table-row table:style-name="ro1">
          <table:table-cell/>
          <table:table-cell office:value-type="string" calcext:value-type="string">
            <text:p>CurrentBilletCount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bit</text:p>
          </table:table-cell>
          <table:table-cell/>
          <table:table-cell table:formula="of:=[.G31]*[.F19]" office:value-type="float" office:value="38092800" calcext:value-type="float">
            <text:p>38092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urrentBilletLength=CurrentBilletCount/RuleCounterRate</text:p>
          </table:table-cell>
          <table:table-cell table:style-name="ce2" table:formula="of:=[.F32]/[.F19]" office:value-type="float" office:value="37200" calcext:value-type="float">
            <text:p>37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OW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(OG1-OG2)/(IL1/OL1-IL2/OL2)</text:p>
          </table:table-cell>
          <table:table-cell table:formula="of:=([.F25]-[.F28])/([.F24]/[.F26]-[.F27]/[.F29])" office:value-type="float" office:value="8.09589041095885" calcext:value-type="float">
            <text:p>8.095890410958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X_OW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(OL2*OG2*IL1-IL2*OL1*OG1)/(IL2*OL1-OL2*IL1)</text:p>
          </table:table-cell>
          <table:table-cell table:formula="of:=([.F29]*[.F28]*[.F24]-[.F27]*[.F26]*[.F25])/([.F27]*[.F26]-[.F29]*[.F24])" office:value-type="float" office:value="-0.00684931506849315" calcext:value-type="float">
            <text:p>-0.0068493150684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OG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L/OL*(IS_OW)-OSX_OW</text:p>
          </table:table-cell>
          <table:table-cell table:formula="of:=[.F33]/[.F22]*[.F34]-[.F35]" office:value-type="float" office:value="5.02630136986298" calcext:value-type="float">
            <text:p>5.026301369862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CounterTarge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(TargetOG-3)*MonitorGapRate</text:p>
          </table:table-cell>
          <table:table-cell table:formula="of:=([.F36]-3)*[.F17]" office:value-type="float" office:value="2074.93260273969" calcext:value-type="float">
            <text:p>2074.932602739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tect Length</text:p>
          </table:table-cell>
          <table:table-cell office:value-type="string" calcext:value-type="string">
            <text:p>BilletCounterTable</text:p>
          </table:table-cell>
          <table:table-cell office:value-type="string" calcext:value-type="string">
            <text:p>VW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lletCounter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story Information</text:p>
          </table:table-cell>
          <table:table-cell office:value-type="string" calcext:value-type="string">
            <text:p>HistoryIndex</text:p>
          </table:table-cell>
          <table:table-cell office:value-type="string" calcext:value-type="string">
            <text:p>VD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ryData</text:p>
          </table:table-cell>
          <table:table-cell office:value-type="string" calcext:value-type="string">
            <text:p>VD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ryDataW</text:p>
          </table:table-cell>
          <table:table-cell office:value-type="string" calcext:value-type="string">
            <text:p>VW304</text:p>
          </table:table-cell>
          <table:table-cell table:number-columns-repeated="4"/>
        </table:table-row>
      </table:table>
      <table:table table:name="SteelTyp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/>
          <table:table-cell office:value-type="string" calcext:value-type="string">
            <text:p>Start location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Type1</text:p>
          </table:table-cell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00" calcext:value-type="string">
            <text:p>VD400</text:p>
          </table:table-cell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04" calcext:value-type="string">
            <text:p>VD404</text:p>
          </table:table-cell>
          <table:table-cell office:value-type="string" calcext:value-type="string">
            <text:p>TargetSteelWidth</text:p>
          </table:table-cell>
          <table:table-cell office:value-type="float" office:value="250" calcext:value-type="float">
            <text:p>250.00</text:p>
          </table:table-cell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08" calcext:value-type="string">
            <text:p>VD408</text:p>
          </table:table-cell>
          <table:table-cell office:value-type="string" calcext:value-type="string">
            <text:p>ExpectBilletLength</text:p>
          </table:table-cell>
          <table:table-cell office:value-type="float" office:value="5000" calcext:value-type="float">
            <text:p>5000.00</text:p>
          </table:table-cell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12" calcext:value-type="string">
            <text:p>VD412</text:p>
          </table:table-cell>
          <table:table-cell office:value-type="string" calcext:value-type="string">
            <text:p>BilletWidth</text:p>
          </table:table-cell>
          <table:table-cell office:value-type="float" office:value="225" calcext:value-type="float">
            <text:p>225.00</text:p>
          </table:table-cell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16" calcext:value-type="string">
            <text:p>VD416</text:p>
          </table:table-cell>
          <table:table-cell office:value-type="string" calcext:value-type="string">
            <text:p>BilletHeight</text:p>
          </table:table-cell>
          <table:table-cell office:value-type="float" office:value="165" calcext:value-type="float">
            <text:p>165.00</text:p>
          </table:table-cell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20" calcext:value-type="string">
            <text:p>VD420</text:p>
          </table:table-cell>
          <table:table-cell office:value-type="string" calcext:value-type="string">
            <text:p>BilletSpeed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24" calcext:value-type="string">
            <text:p>VD424</text:p>
          </table:table-cell>
          <table:table-cell office:value-type="string" calcext:value-type="string">
            <text:p>Zero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28" calcext:value-type="string">
            <text:p>VD4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32" calcext:value-type="string">
            <text:p>VD4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36" calcext:value-type="string">
            <text:p>VD4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40" calcext:value-type="string">
            <text:p>VD4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44" calcext:value-type="string">
            <text:p>VD44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48" calcext:value-type="string">
            <text:p>VD44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52" calcext:value-type="string">
            <text:p>VD452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56" calcext:value-type="string">
            <text:p>VD45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60" calcext:value-type="string">
            <text:p>VD4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64" calcext:value-type="string">
            <text:p>VD46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68" calcext:value-type="string">
            <text:p>VD46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72" calcext:value-type="string">
            <text:p>VD4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76" calcext:value-type="string">
            <text:p>VD47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80" calcext:value-type="string">
            <text:p>VD480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84" calcext:value-type="string">
            <text:p>VD4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88" calcext:value-type="string">
            <text:p>VD48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92" calcext:value-type="string">
            <text:p>VD49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96" calcext:value-type="string">
            <text:p>VD49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00" calcext:value-type="string">
            <text:p>VD5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04" calcext:value-type="string">
            <text:p>VD50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08" calcext:value-type="string">
            <text:p>VD508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512" calcext:value-type="string">
            <text:p>VD5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516" calcext:value-type="string">
            <text:p>VD5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520" calcext:value-type="string">
            <text:p>VD5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524" calcext:value-type="string">
            <text:p>VD5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28" calcext:value-type="string">
            <text:p>VD5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32" calcext:value-type="string">
            <text:p>VD5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36" calcext:value-type="string">
            <text:p>VD536</text:p>
          </table:table-cell>
          <table:table-cell table:number-columns-repeated="2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ystemConfig" table:style-name="ta1">
        <table:table-column table:style-name="co6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nitorGapRate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MaxGapValu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uleCounterRate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xpectBilletLength</text:p>
          </table:table-cell>
          <table:table-cell office:value-type="float" office:value="37000" calcext:value-type="float">
            <text:p>37000.00</text:p>
          </table:table-cell>
        </table:table-row>
        <table:table-row table:style-name="ro1">
          <table:table-cell office:value-type="string" calcext:value-type="string">
            <text:p>Standard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atusDefine" table:style-name="ta1"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B0</text:p>
          </table:table-cell>
          <table:table-cell office:value-type="string" calcext:value-type="string">
            <text:p>Sub Status</text:p>
          </table:table-cell>
          <table:table-cell office:value-type="string" calcext:value-type="string">
            <text:p>SB1</text:p>
          </table:table-cell>
        </table:table-row>
        <table:table-row table:style-name="ro2">
          <table:table-cell office:value-type="string" calcext:value-type="string">
            <text:p>Manual</text:p>
          </table:table-cell>
          <table:table-cell table:style-name="ce1" office:value-type="string" calcext:value-type="string">
            <text:p>Power Off PLC,Use Monitor controller to control monitor direct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itialize</text:p>
          </table:table-cell>
          <table:table-cell office:value-type="string" calcext:value-type="string">
            <text:p>Switch to SB0=1 when MonitorControlOffLine is 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k H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0=1 when MonitorControlOffLine is hold</text:p>
          </table:table-cell>
          <table:table-cell/>
          <table:table-cell office:value-type="string" calcext:value-type="string">
            <text:p>Seek 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iting Bil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1=4 when MonitorControlOffLine is hold</text:p>
          </table:table-cell>
          <table:table-cell/>
          <table:table-cell office:value-type="string" calcext:value-type="string">
            <text:p>Seek G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y To Wo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k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</table:table-row>
      </table:table>
      <table:table table:name="Dryrun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1</text:p>
          </table:table-cell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 office:value-type="string" calcext:value-type="string">
            <text:p>OG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L1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2</text:p>
          </table:table-cell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 office:value-type="string" calcext:value-type="string">
            <text:p>OG2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OL2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X/OW</text:p>
          </table:table-cell>
          <table:table-cell table:formula="of:=([.B10]*[.B9]*[.B4]-[.B8]*[.B6]*[.B5])/([.B8]*[.B6]-[.B10]*[.B4])" office:value-type="float" office:value="-0.00684931506849315" calcext:value-type="float">
            <text:p>-0.006849315068493</text:p>
          </table:table-cell>
          <table:table-cell office:value-type="string" calcext:value-type="string">
            <text:p>(OL2*OG2*IL1-IL2*OL1*OG1)/(IL2*OL1-OL2*IL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/OW</text:p>
          </table:table-cell>
          <table:table-cell table:formula="of:=([.B5]-[.B9])/([.B4]/[.B6]-[.B8]/[.B10])" office:value-type="float" office:value="8.09589041095885" calcext:value-type="float">
            <text:p>8.09589041095885</text:p>
          </table:table-cell>
          <table:table-cell office:value-type="string" calcext:value-type="string">
            <text:p>(OG1-OG2)/(IL1/OL1-IL2/OL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38000" calcext:value-type="float">
            <text:p>38000</text:p>
          </table:table-cell>
          <table:table-cell/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G</text:p>
          </table:table-cell>
          <table:table-cell table:formula="of:=[.B17]/[.B18]*[.B14]-[.B12]" office:value-type="float" office:value="5.13424657534243" calcext:value-type="float">
            <text:p>5.13424657534243</text:p>
          </table:table-cell>
          <table:table-cell office:value-type="string" calcext:value-type="string">
            <text:p>IL/OL*(IS/OW)-OSX/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01:12:45.75562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4-16T08:15:49.610288074</dc:date>
    <meta:editing-duration>P4DT9H45M18S</meta:editing-duration>
    <meta:editing-cycles>51</meta:editing-cycles>
    <meta:generator>LibreOffice_Vanilla/6.2.1.3$MacOSX_X86_64 LibreOffice_project/e485074f4984fbc86184b6aa3aba3228d0150755</meta:generator>
    <meta:document-statistic meta:table-count="5" meta:cell-count="305" meta:object-count="0"/>
  </office:meta>
</office:document-meta>
</file>